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b1bd5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Heading_20_3">
      <style:text-properties officeooo:paragraph-rsid="000b1bd5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b1bd5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0b5a04"/>
    </style:style>
    <style:style style:name="P8" style:family="paragraph" style:parent-style-name="Text_20_body">
      <style:text-properties officeooo:paragraph-rsid="000b5a04"/>
    </style:style>
    <style:style style:name="P9" style:family="paragraph" style:parent-style-name="Text_20_body">
      <style:text-properties officeooo:paragraph-rsid="000cead3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T1" style:family="text">
      <style:text-properties fo:font-size="16pt" style:text-underline-style="solid" style:text-underline-width="auto" style:text-underline-color="font-color" officeooo:rsid="000b1bd5" style:font-size-asian="16pt" style:font-size-complex="16pt"/>
    </style:style>
    <style:style style:name="T2" style:family="text">
      <style:text-properties style:text-position="super 58%" fo:font-size="16pt" style:text-underline-style="solid" style:text-underline-width="auto" style:text-underline-color="font-color" officeooo:rsid="000b1bd5" style:font-size-asian="16pt" style:font-size-complex="16pt"/>
    </style:style>
    <style:style style:name="T3" style:family="text">
      <style:text-properties style:text-position="0% 100%" fo:font-size="16pt" style:text-underline-style="solid" style:text-underline-width="auto" style:text-underline-color="font-color" officeooo:rsid="000b1bd5" style:font-size-asian="16pt" style:font-size-complex="16pt"/>
    </style:style>
    <style:style style:name="T4" style:family="text">
      <style:text-properties officeooo:rsid="000b1bd5"/>
    </style:style>
    <style:style style:name="T5" style:family="text">
      <style:text-properties style:font-name="Liberation Serif" fo:font-size="12pt" fo:font-weight="bold" officeooo:rsid="000b5a04" style:font-size-asian="12pt" style:font-weight-asian="bold" style:font-size-complex="12pt" style:font-weight-complex="bold"/>
    </style:style>
    <style:style style:name="T6" style:family="text">
      <style:text-properties style:font-name="Liberation Mono" fo:font-size="10pt" fo:font-weight="normal" officeooo:rsid="000b5a04" style:font-size-asian="10pt" style:font-weight-asian="normal" style:font-size-complex="10pt" style:font-weight-complex="normal"/>
    </style:style>
    <style:style style:name="T7" style:family="text">
      <style:text-properties style:font-name="Liberation Serif" fo:font-size="10pt" fo:font-weight="normal" officeooo:rsid="000b5a04" style:font-size-asian="10pt" style:font-weight-asian="normal" style:font-size-complex="10pt" style:font-weight-complex="normal"/>
    </style:style>
    <style:style style:name="T8" style:family="text">
      <style:text-properties style:font-name="Liberation Serif" fo:font-size="16pt" style:text-underline-style="solid" style:text-underline-width="auto" style:text-underline-color="font-color" fo:font-weight="bold" officeooo:rsid="000b5a04" style:font-size-asian="16pt" style:font-weight-asian="bold" style:font-size-complex="16pt" style:font-weight-complex="bold"/>
    </style:style>
    <style:style style:name="T9" style:family="text">
      <style:text-properties style:text-position="super 58%" style:font-name="Liberation Serif" fo:font-size="16pt" style:text-underline-style="solid" style:text-underline-width="auto" style:text-underline-color="font-color" fo:font-weight="bold" officeooo:rsid="000b5a04" style:font-size-asian="16pt" style:font-weight-asian="bold" style:font-size-complex="16pt" style:font-weight-complex="bold"/>
    </style:style>
    <style:style style:name="T10" style:family="text">
      <style:text-properties style:font-name="Liberation Serif" fo:font-size="12pt" style:text-underline-style="none" officeooo:rsid="000b5a04" style:font-size-asian="12pt" style:font-size-complex="12pt"/>
    </style:style>
    <style:style style:name="T11" style:family="text">
      <style:text-properties style:font-name="Liberation Serif" fo:font-size="12pt" style:text-underline-style="none" fo:font-weight="normal" officeooo:rsid="000b5a04" style:font-size-asian="12pt" style:font-weight-asian="normal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cead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</text:span></text:span><text:span text:style-name="Strong_20_Emphasis"><text:span text:style-name="T2">er</text:span></text:span><text:span text:style-name="Strong_20_Emphasis"><text:span text:style-name="T3"> Algorithme :</text:span></text:span></text:p>
      <text:p text:style-name="Text_20_body"><text:span text:style-name="Strong_20_Emphasis">Algorithme de Chiffrement par Substitution Dynamique</text:span></text:p>
      <text:p text:style-name="Text_20_body">Cet algorithme est un algorithme de chiffrement par substitution. Il substitue chaque lettre d'un texte clair par une lettre différente, selon une position dans un alphabet désordonné (keyRight) mappée à un autre alphabet désordonné (keyLeft).</text:p>
      <text:p text:style-name="Text_20_body">Chaque clé est constituée de deux alphabets désordonnés contenant les 26 lettres de l'alphabet (A-Z), sans répétition.</text:p>
      <text:h text:style-name="Heading_20_3" text:outline-level="3">Espace de Clés</text:h>
      <text:p text:style-name="Text_20_body">Le nombre de permutations possibles pour un alphabet de 26 lettres est de 26! (factorielle de 26), soit approximativement :</text:p>
      <text:p text:style-name="Text_20_body">26! ≈ 4 × 10⁶</text:p>
      <text:p text:style-name="Text_20_body">Comme il y a deux alphabets (keyLeft et keyRight), le nombre total de clés possibles est :</text:p>
      <text:p text:style-name="Text_20_body">(26!)² ≈ 1.6 × 10⁵³</text:p>
      <text:p text:style-name="Text_20_body">L’espace de clés est donc immense, rendant une attaque exhaustive (brute-force) totalement impraticable.</text:p>
      <text:h text:style-name="Heading_20_3" text:outline-level="3">Résistance à l'Analyse</text:h>
      <text:p text:style-name="Text_20_body">Les permutations dynamiques après chaque lettre empêchent l’analyse de fréquence classique, qui est très efficace contre les chiffrements simples comme celui de César.</text:p>
      <text:h text:style-name="Heading_20_3" text:outline-level="3">Qualités de l’Algorithme</text:h>
      <text:list text:style-name="L1">
        <text:list-item>
          <text:p text:style-name="P2"><text:span text:style-name="Strong_20_Emphasis">Didactique</text:span> : <text:span text:style-name="T4">Algorithme simple pour voir</text:span> les concepts de substitution, <text:span text:style-name="T4">et de</text:span> permutation.</text:p>
        </text:list-item>
        <text:list-item>
          <text:p text:style-name="P2"><text:span text:style-name="Strong_20_Emphasis">Résistant à l'analyse de fréquence</text:span> grâce à l’évolution des clés après chaque lettre.</text:p>
        </text:list-item>
        <text:list-item>
          <text:p text:style-name="P2"><text:span text:style-name="Strong_20_Emphasis">Implémentation simple</text:span> en Python.</text:p>
        </text:list-item>
        <text:list-item>
          <text:p text:style-name="P2"><text:span text:style-name="Strong_20_Emphasis">Large espace de clés</text:span>.</text:p>
        </text:list-item>
      </text:list>
      <text:h text:style-name="Heading_20_3" text:outline-level="3">Limitations</text:h>
      <text:list text:style-name="L2">
        <text:list-item>
          <text:p text:style-name="P3">Ne prend pas en charge les messages binaires ou non textuels.</text:p>
        </text:list-item>
        <text:list-item>
          <text:p text:style-name="P3">Limité à l'alphabet majuscule A-Z.</text:p>
        </text:list-item>
      </text:list>
      <text:h text:style-name="Heading_20_3" text:outline-level="3">Exemple de Déchiffrement</text:h>
      <text:p text:style-name="Text_20_body"><text:span text:style-name="Strong_20_Emphasis">Texte chiffré</text:span> :</text:p>
      <text:p text:style-name="P4"><text:span text:style-name="Source_20_Text">PJMNEAJFCDJPMXVMTAQUARKNPZDMWOSEOLMQBGBZTGPTHUHYSOVDLXEYAPUYYNLKAWETEBMLAWBFFPDGVKGKUBTRYDJIVEACLBYVLOLRJROQCHMQHSILAKWJCNDLQSXBOMNKFXSFKDGVDLCWQYDNLH</text:span></text:p>
      <text:p text:style-name="Text_20_body"><text:span text:style-name="Strong_20_Emphasis">Texte déchiffré</text:span> :</text:p>
      <text:p text:style-name="P4"><text:span text:style-name="Source_20_Text">I SEE A RED DOOR AND I WANT IT PAINTED BLACK NO COLORS ANYMORE I WANT THEM TO TURN BLACK I SEE THE GIRLS WALK BY DRESSED IN THEIR SUMMER CLOTHES I HAVE TO TURN MY HEAD UNTIL MY DARKNESS GOES</text:span></text:p>
      <text:h text:style-name="P5" text:outline-level="3"><text:soft-page-break/>Exemple de Chiffrement</text:h>
      <text:p text:style-name="P1"><text:span text:style-name="Strong_20_Emphasis">Texte </text:span><text:span text:style-name="Strong_20_Emphasis"><text:span text:style-name="T4">déchiffré</text:span></text:span> :</text:p>
      <text:p text:style-name="P6"><text:span text:style-name="Source_20_Text">MEET ME AT MIDNIGHT BY THE OLD CLOCK TOWER </text:span></text:p>
      <text:p text:style-name="P1"><text:span text:style-name="Strong_20_Emphasis">Texte chiffré</text:span> :</text:p>
      <text:p text:style-name="P6"><text:span text:style-name="Source_20_Text">QVCLPLBGUNKYLAOLSJJRONAODIZQAMKYGT </text:span></text:p>
      <text:p text:style-name="P6"><text:span text:style-name="Source_20_Text"/></text:p>
      <text:p text:style-name="P7"><text:span text:style-name="Source_20_Text"><text:span text:style-name="T5">KeyLeft : </text:span></text:span></text:p>
      <text:p text:style-name="P7"><text:span text:style-name="Source_20_Text"><text:span text:style-name="T6">QWERTYUIOPASDFGHJKLZXCVBNM</text:span></text:span><text:span text:style-name="Source_20_Text"><text:span text:style-name="T7"> </text:span></text:span></text:p>
      <text:p text:style-name="P7"><text:span text:style-name="Source_20_Text"><text:span text:style-name="T5">KeyRight :</text:span></text:span></text:p>
      <text:p text:style-name="P7"><text:span text:style-name="Source_20_Text"><text:span text:style-name="T6">MNBVCXZLKJHGFDSAPOIUYTREWQ </text:span></text:span></text:p>
      <text:p text:style-name="P7"><text:span text:style-name="Source_20_Text"><text:span text:style-name="T6"/></text:span></text:p>
      <text:p text:style-name="P8"><text:span text:style-name="Strong_20_Emphasis"><text:span text:style-name="T8">2</text:span></text:span><text:span text:style-name="Strong_20_Emphasis"><text:span text:style-name="T9">ème</text:span></text:span><text:span text:style-name="Strong_20_Emphasis"><text:span text:style-name="T8"> Algorithme :</text:span></text:span></text:p>
      <text:p text:style-name="P9"><text:span text:style-name="Strong_20_Emphasis"><text:span text:style-name="T10">Algorithme de Chiffrement par Transposition en Vagues</text:span></text:span><text:span text:style-name="Strong_20_Emphasis"><text:span text:style-name="T8"><text:line-break/></text:span></text:span><text:span text:style-name="Strong_20_Emphasis"><text:span text:style-name="T11">Cet algorithme est un algorithme de chiffrement par transposition. Il réorganise les lettres du texte clair en les plaçant dans un tableau de n lignes en suivant un motif en "vague", puis les lit ligne par ligne pour produire le texte chiffré. Aucun caractère n’est modifié : seule leur position change selon deux paramètres :</text:span></text:span></text:p>
      <text:list text:style-name="L3">
        <text:list-item>
          <text:p text:style-name="P10"><text:span text:style-name="Strong_20_Emphasis">n </text:span>: hauteur du tableau,</text:p>
        </text:list-item>
        <text:list-item>
          <text:p text:style-name="P10"><text:span text:style-name="Strong_20_Emphasis">offset </text:span>: décalage initial dans la vague.</text:p>
        </text:list-item>
      </text:list>
      <text:p text:style-name="Text_20_body"><text:span text:style-name="Strong_20_Emphasis"/></text:p>
      <text:p text:style-name="Text_20_body"><text:span text:style-name="Strong_20_Emphasis">Espace de Clés</text:span><text:line-break/>La clé est constituée d’un c<text:span text:style-name="T12">ouple (</text:span><text:span text:style-name="Strong_20_Emphasis"><text:span text:style-name="T12">n</text:span></text:span><text:span text:style-name="T12">, </text:span><text:span text:style-name="Strong_20_Emphasis"><text:span text:style-name="T12">offset</text:span></text:span><text:span text:style-name="T12">) av</text:span>ec :</text:p>
      <text:list text:style-name="L4">
        <text:list-item>
          <text:p text:style-name="P11">n≥2</text:p>
        </text:list-item>
        <text:list-item>
          <text:p text:style-name="P11">0≤offset≤2n−3</text:p>
        </text:list-item>
      </text:list>
      <text:p text:style-name="Text_20_body">Pour chaque valeur <text:span text:style-name="T12">de </text:span><text:span text:style-name="Strong_20_Emphasis"><text:span text:style-name="T12">n</text:span></text:span><text:span text:style-name="T12">, il y</text:span> a 2n−2 valeurs possi<text:span text:style-name="T12">bles de </text:span><text:span text:style-name="Strong_20_Emphasis"><text:span text:style-name="T12">offset</text:span></text:span><text:span text:style-name="T12">.</text:span></text:p>
      <text:p text:style-name="Text_20_body">Par exemple, pour <text:span text:style-name="T13">n </text:span>= 100, on a <text:span text:style-name="Strong_20_Emphasis"><text:span text:style-name="T12">9 900 clés possibles</text:span></text:span><text:span text:style-name="T12">.</text:span><text:line-break/>L’espace de clés reste <text:span text:style-name="Strong_20_Emphasis"><text:span text:style-name="T12">très limité comparé aux algorithmes modernes</text:span></text:span><text:span text:style-name="T12">.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Résistance à l'Analyse</text:span><text:line-break/>Ce chiffrement<text:span text:style-name="T12"> est </text:span><text:span text:style-name="Strong_20_Emphasis"><text:span text:style-name="T12">vulnérable à l’analyse cryptographique</text:span></text:span><text:span text:style-name="T12">, </text:span>notamment :</text:p>
      <text:list text:style-name="L5">
        <text:list-item>
          <text:p text:style-name="P12"><text:span text:style-name="Strong_20_Emphasis">Analyse de fréquence</text:span> : les lettres restent inchangées, donc leur fréquence peut être exploitée.</text:p>
        </text:list-item>
        <text:list-item>
          <text:p text:style-name="P12"><text:span text:style-name="Strong_20_Emphasis">Attaque par force brute</text:span> : comme l’espace de clés est petit, toutes les combinaisons peuvent être testées rapidement.</text:p>
        </text:list-item>
        <text:list-item>
          <text:p text:style-name="P12"><text:span text:style-name="Strong_20_Emphasis"><text:span text:style-name="T12">Reconstruction facile</text:span></text:span> du motif de vague avec un texte chiffré suffisamment long.</text:p>
        </text:list-item>
      </text:list>
      <text:p text:style-name="Text_20_body">Ce chiffremen<text:span text:style-name="T12">t </text:span><text:span text:style-name="Strong_20_Emphasis"><text:span text:style-name="T12">n’est pas adapté à la protection de données sensibles</text:span></text:span><text:span text:style-name="T12">.</text:span></text:p>
      <text:p text:style-name="Text_20_body"><text:span text:style-name="Strong_20_Emphasis"/></text:p>
      <text:p text:style-name="Text_20_body"><text:span text:style-name="Strong_20_Emphasis">Qualités de l’Algorithme</text:span></text:p>
      <text:list text:style-name="L6">
        <text:list-item>
          <text:p text:style-name="P13"><text:span text:style-name="Strong_20_Emphasis">Facile à implémenter</text:span> : les vagues peuvent être modélisées simplement avec des tableaux.</text:p>
        </text:list-item>
        <text:list-item>
          <text:p text:style-name="P13"><text:span text:style-name="Strong_20_Emphasis">Réversible sans perte</text:span> : garantit la récupération exacte du message clair.</text:p>
        </text:list-item>
        <text:list-item>
          <text:p text:style-name="P13"><text:span text:style-name="Strong_20_Emphasis">Rapide</text:span> : les opérations sont peu coûteuses, même sur des messages longs.</text:p>
        </text:list-item>
      </text:list>
      <text:p text:style-name="Text_20_body"><text:span text:style-name="Strong_20_Emphasis"/></text:p>
      <text:p text:style-name="Text_20_body"><text:span text:style-name="Strong_20_Emphasis">Limitations</text:span></text:p>
      <text:list text:style-name="L7">
        <text:list-item>
          <text:p text:style-name="P14"><text:span text:style-name="Strong_20_Emphasis">Espace de clés restreint</text:span>, facilement cassable par force brute.</text:p>
        </text:list-item>
        <text:list-item>
          <text:p text:style-name="P14"><text:span text:style-name="Strong_20_Emphasis">Fréquences conservées</text:span>, facilitant l’analyse de fréquence.</text:p>
        </text:list-item>
        <text:list-item>
          <text:p text:style-name="P14"><text:span text:style-name="Strong_20_Emphasis">Motif prévisible</text:span>, surtout si des parties du texte clair sont connues ou devinables.</text:p>
        </text:list-item>
      </text:list>
      <text:p text:style-name="Text_20_body"/>
      <text:p text:style-name="P8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7:33:45.829000000</meta:creation-date>
    <dc:date>2025-05-03T17:25:58.999000000</dc:date>
    <meta:editing-duration>PT16M6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56" meta:word-count="565" meta:character-count="3610" meta:non-whitespace-character-count="3119"/>
  </office:meta>
</office:document-meta>
</file>